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7a05" officeooo:paragraph-rsid="001f7a05"/>
    </style:style>
    <style:style style:name="P2" style:family="paragraph" style:parent-style-name="Standard" style:list-style-name="L2">
      <style:text-properties officeooo:rsid="001f7a05" officeooo:paragraph-rsid="001f7a05"/>
    </style:style>
    <style:style style:name="P3" style:family="paragraph" style:parent-style-name="Standard" style:list-style-name="L2">
      <style:paragraph-properties fo:margin-top="0.0791in" fo:margin-bottom="0.0791in" style:contextual-spacing="false"/>
      <style:text-properties officeooo:rsid="001f7a05" officeooo:paragraph-rsid="001f7a05"/>
    </style:style>
    <style:style style:name="P4" style:family="paragraph" style:parent-style-name="Standard" style:list-style-name="L2">
      <style:paragraph-properties fo:margin-top="0.1189in" fo:margin-bottom="0.1189in" style:contextual-spacing="false"/>
      <style:text-properties officeooo:rsid="001f7a05" officeooo:paragraph-rsid="001f7a05"/>
    </style:style>
    <style:style style:name="P5" style:family="paragraph" style:parent-style-name="Standard" style:list-style-name="L2">
      <style:paragraph-properties fo:margin-top="0.1583in" fo:margin-bottom="0.1583in" style:contextual-spacing="false"/>
      <style:text-properties officeooo:rsid="001f7a05" officeooo:paragraph-rsid="001f7a05"/>
    </style:style>
    <style:style style:name="P6" style:family="paragraph" style:parent-style-name="Standard" style:list-style-name="L2">
      <style:paragraph-properties fo:margin-top="0.198in" fo:margin-bottom="0.198in" style:contextual-spacing="false"/>
      <style:text-properties officeooo:rsid="001f7a05" officeooo:paragraph-rsid="001f7a05"/>
    </style:style>
    <style:style style:name="P7" style:family="paragraph" style:parent-style-name="Standard" style:list-style-name="L2">
      <style:paragraph-properties fo:margin-top="0.2374in" fo:margin-bottom="0.2374in" style:contextual-spacing="false"/>
      <style:text-properties officeooo:rsid="001f7a05" officeooo:paragraph-rsid="001f7a0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om: Developer Bonner – Wakulla Warriors class# 1</text:p>
      <text:p text:style-name="P1"/>
      <text:p text:style-name="P1">To: The future classes</text:p>
      <text:p text:style-name="P1"/>
      <text:p text:style-name="P1"/>
      <text:p text:style-name="P1"/>
      <text:p text:style-name="P1">There are several quotes from the Motiversity (podcast) that is directly related to this class and your future career outside of it….</text:p>
      <text:p text:style-name="P1"/>
      <text:list text:style-name="L2">
        <text:list-item>
          <text:p text:style-name="P6">To get to the top… work the level your on!</text:p>
        </text:list-item>
        <text:list-item>
          <text:p text:style-name="P3">Master one thing at a time – being a jack of all trades is not a good thing… know how to faithfully fulfill the task at hand!</text:p>
        </text:list-item>
        <text:list-item>
          <text:p text:style-name="P4">Work hard in silence… you can’t build a business or empire being around the wrong people!</text:p>
        </text:list-item>
        <text:list-item>
          <text:p text:style-name="P5">Your job isn’t to fix people… your job is to change/elevate yourself!</text:p>
        </text:list-item>
        <text:list-item>
          <text:p text:style-name="P7">You can’t expect to stand out and fit in! Develop such a strong work ethic… where people can’t recognize you anymore! It will make them cut you out, cause it’s better to do that than to change like you, it makes them feel lacking and out of sync with you.</text:p>
        </text:list-item>
        <text:list-item>
          <text:p text:style-name="P2">Look at your insecurities and fears and find drive in them! If you do … you will be unstoppable!!!</text:p>
        </text:list-item>
      </text:list>
      <text:p text:style-name="P1"/>
      <text:p text:style-name="P1"/>
      <text:p text:style-name="P1"/>
      <text:p text:style-name="P1"/>
      <text:p text:style-name="P1">Soft skills and technical skills go hand in hand …. in preparation for society, do as many projects as you can to get practice, algorithm practice is essential to helping you solve problems in the future and for interview preparation learn to talk your way through solving the problem, pseudo-code, and learn different ways to solve them to be more versatile and place it in your memory.</text:p>
      <text:p text:style-name="P1"/>
      <text:p text:style-name="P1"/>
      <text:p text:style-name="P1"/>
      <text:p text:style-name="P1"/>
      <text:p text:style-name="P1"/>
      <text:p text:style-name="P1"/>
      <text:p text:style-name="P1"/>
      <text:p text:style-name="P1"/>
      <text:p text:style-name="P1">Persevere through every challenge you go through...in your projects, class, and in life!</text:p>
      <text:p text:style-name="P1">Then pass it on to the next developer!</text:p>
      <text:p text:style-name="P1"><text:s text:c="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2T10:04:33.567000000</meta:creation-date>
    <dc:date>2024-11-12T10:35:57.236000000</dc:date>
    <meta:editing-duration>PT31M24S</meta:editing-duration>
    <meta:editing-cycles>1</meta:editing-cycles>
    <meta:generator>LibreOffice/7.5.2.2$Windows_X86_64 LibreOffice_project/53bb9681a964705cf672590721dbc85eb4d0c3a2</meta:generator>
    <meta:document-statistic meta:table-count="0" meta:image-count="0" meta:object-count="0" meta:page-count="1" meta:paragraph-count="13" meta:word-count="260" meta:character-count="1404" meta:non-whitespace-character-count="1158"/>
  </office:meta>
</office:document-meta>
</file>